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Tabelle1" table:style-name="ta1">
        <table:table-column table:style-name="co1" table:number-columns-repeated="2" table:default-cell-style-name="ce3"/>
        <table:table-column table:style-name="co2" table:default-cell-style-name="ce4"/>
        <table:table-column table:style-name="co1" table:number-columns-repeated="1021" table:default-cell-style-name="ce3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Dauer(h)</text:p>
          </table:table-cell>
          <table:table-cell table:style-name="ce1" office:value-type="string" calcext:value-type="string">
            <text:p>Was wurde gemacht ?</text:p>
          </table:table-cell>
          <table:table-cell table:style-name="ce1" table:number-columns-repeated="1021"/>
        </table:table-row>
        <table:table-row table:style-name="ro1">
          <table:table-cell table:style-name="ce2" office:value-type="date" office:date-value="2016-11-28" calcext:value-type="date">
            <text:p>28.11.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warearchitektur festgeleg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04" calcext:value-type="date">
            <text:p>04.12.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enbank aufgebau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04" calcext:value-type="date">
            <text:p>04.12.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enbankmodelle definier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07" calcext:value-type="date">
            <text:p>07.12.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nittstelle definier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08" calcext:value-type="date">
            <text:p>08.12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enbank mit Testdaten gefüllt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.00.0000</text:date>, <text:time style:data-style-name="N2" text:time-value="16:48:27.64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6:40:06.645000000</meta:creation-date>
    <dc:date>2016-12-15T16:48:46.283000000</dc:date>
    <meta:editing-duration>PT8M26S</meta:editing-duration>
    <meta:editing-cycles>2</meta:editing-cycles>
    <meta:generator>LibreOffice/4.4.6.3$Windows_x86 LibreOffice_project/e8938fd3328e95dcf59dd64e7facd2c7d67c704d</meta:generator>
    <meta:document-statistic meta:table-count="1" meta:cell-count="18" meta:object-count="0"/>
  </office:meta>
</office:document-meta>
</file>